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Arial, sans-serif"/>
    <style:font-face style:name="Verdana" svg:font-family="Verdana, Geneva, Tahom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font-size="18pt" fo:letter-spacing="-0.026cm" fo:font-style="normal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loext:graphic-properties draw:fill="solid" draw:fill-color="#f1f1f1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1f1f1" fo:padding="0.132cm" fo:border="0.06pt solid #d6d6d6"/>
      <style:text-properties fo:font-variant="normal" fo:text-transform="none" fo:color="#313131" style:font-name="Menlo" fo:font-size="14pt" fo:letter-spacing="normal" fo:font-style="normal" fo:font-weight="normal" style:font-size-asian="14pt" style:font-size-complex="14pt"/>
    </style:style>
    <style:style style:name="P6" style:family="paragraph" style:parent-style-name="Preformatted_20_Text">
      <loext:graphic-properties draw:fill="solid" draw:fill-color="#eeeeee" draw:opacity="100%"/>
      <style:paragraph-properties fo:margin-left="0cm" fo:margin-right="0cm" fo:margin-top="0.397cm" fo:margin-bottom="0.265cm" loext:contextual-spacing="false" style:line-height-at-least="0.423cm" fo:orphans="2" fo:widows="2" fo:text-indent="0cm" style:auto-text-indent="false" fo:background-color="#eeeeee" fo:padding="0.132cm" fo:border="0.06pt solid #d6d6d6"/>
      <style:text-properties fo:font-variant="normal" fo:text-transform="none" fo:color="#313131" style:font-name="Menlo" fo:font-size="14pt" fo:letter-spacing="normal" fo:font-style="normal" fo:font-weight="normal" style:font-size-asian="14pt" style:font-size-complex="14pt"/>
    </style:style>
    <style:style style:name="P7" style:family="paragraph" style:parent-style-name="Preformatted_20_Text">
      <loext:graphic-properties draw:fill="solid" draw:fill-color="#f1f1f1" draw:opacity="100%"/>
      <style:paragraph-properties fo:margin-top="0cm" fo:margin-bottom="0cm" loext:contextual-spacing="false" fo:orphans="2" fo:widows="2" fo:background-color="#f1f1f1" fo:padding="0.132cm" fo:border="0.06pt solid #d6d6d6"/>
      <style:text-properties fo:font-variant="normal" fo:text-transform="none" fo:color="#313131" style:font-name="Menlo" fo:font-size="14pt" fo:letter-spacing="normal" fo:font-style="normal" fo:font-weight="normal" style:font-size-asian="14pt" style:font-size-complex="14pt"/>
    </style:style>
    <style:style style:name="P8" style:family="paragraph" style:parent-style-name="Preformatted_20_Text">
      <loext:graphic-properties draw:fill="solid" draw:fill-color="#f1f1f1" draw:opacity="100%"/>
      <style:paragraph-properties fo:margin-top="0cm" fo:margin-bottom="0cm" loext:contextual-spacing="false" fo:orphans="2" fo:widows="2" fo:background-color="#f1f1f1" fo:padding="0.132cm" fo:border="0.06pt solid #d6d6d6"/>
      <style:text-properties fo:font-variant="normal" fo:text-transform="none" fo:color="#313131" fo:font-size="14pt" fo:letter-spacing="normal" style:font-size-asian="14pt" style:font-size-complex="14pt"/>
    </style:style>
    <style:style style:name="P9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313131" fo:font-size="14pt" fo:letter-spacing="normal" style:font-size-asian="14pt" style:font-size-complex="14pt"/>
    </style:style>
    <style:style style:name="P10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666600" style:font-name="Menlo" fo:font-size="14pt" fo:letter-spacing="normal" fo:font-style="normal" fo:font-weight="normal" style:font-size-asian="14pt" style:font-size-complex="14pt"/>
    </style:style>
    <style:style style:name="P11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size="14pt" style:font-size-asian="14pt" style:font-size-complex="14pt"/>
    </style:style>
    <style:style style:name="P12" style:family="paragraph" style:parent-style-name="Heading_20_2">
      <style:text-properties fo:font-variant="normal" fo:text-transform="none" fo:color="#121214" style:font-name="Verdana" fo:font-size="16pt" fo:letter-spacing="-0.026cm" fo:font-style="normal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letter-spacing="-0.026cm" fo:font-style="normal" fo:font-weight="bold" officeooo:paragraph-rsid="00041c65"/>
    </style:style>
    <style:style style:name="P14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font-size="18pt" fo:letter-spacing="-0.026cm" fo:font-style="normal" fo:font-weight="bold" style:font-size-asian="18pt" style:font-weight-asian="bold" style:font-size-complex="18pt" style:font-weight-complex="bold"/>
    </style:style>
    <style:style style:name="P15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font-size="14pt" fo:letter-spacing="-0.026cm" fo:font-style="normal" fo:font-weight="normal" style:font-size-asian="14pt" style:font-size-complex="14pt"/>
    </style:style>
    <style:style style:name="P16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font-size="14pt" fo:letter-spacing="-0.026cm" fo:font-style="normal" fo:font-weight="bold" officeooo:paragraph-rsid="00041c65" style:font-size-asian="14pt" style:font-size-complex="14pt"/>
    </style:style>
    <style:style style:name="P17" style:family="paragraph" style:parent-style-name="Heading_20_3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size="10pt"/>
    </style:style>
    <style:style style:name="T2" style:family="text">
      <style:text-properties style:font-name="Menlo" fo:font-style="normal" fo:font-weight="normal"/>
    </style:style>
    <style:style style:name="T3" style:family="text">
      <style:text-properties style:font-name="Menlo" fo:font-size="9pt" fo:font-style="normal" fo:font-weight="normal"/>
    </style:style>
    <style:style style:name="T4" style:family="text">
      <style:text-properties style:font-name="Menlo" fo:font-size="9.75pt" fo:font-style="normal" fo:font-weight="normal"/>
    </style:style>
    <style:style style:name="T5" style:family="text">
      <style:text-properties fo:font-variant="normal" fo:text-transform="none" fo:color="#121214" style:font-name="Verdana" fo:font-size="18pt" fo:letter-spacing="-0.026cm" fo:font-style="normal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font-name="Open Sans" fo:font-size="9.75pt" fo:letter-spacing="normal" fo:font-style="normal" style:text-underline-style="none" fo:font-weight="normal" style:text-blinking="false" fo:background-color="#c43608" loext:char-shading-value="0" loext:padding-left="0.265cm" loext:padding-right="0.265cm" loext:padding-top="0.079cm" loext:padding-bottom="0.079cm" loext:border="0.06pt solid #d6d6d6"/>
    </style:style>
    <style:style style:name="T7" style:family="text">
      <style:text-properties fo:font-variant="normal" fo:text-transform="none" fo:color="#ffffff" style:text-line-through-style="none" style:text-line-through-type="none" fo:letter-spacing="normal" style:text-underline-style="none" style:text-blinking="false" fo:background-color="#c43608" loext:char-shading-value="0" loext:padding-left="0.265cm" loext:padding-right="0.265cm" loext:padding-top="0.079cm" loext:padding-bottom="0.079cm" loext:border="0.06pt solid #d6d6d6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00088" style:font-name="Menlo" fo:font-size="9.75pt" fo:letter-spacing="normal" fo:font-style="normal" fo:font-weight="normal"/>
    </style:style>
    <style:style style:name="T11" style:family="text">
      <style:text-properties fo:font-variant="normal" fo:text-transform="none" fo:color="#000088" style:font-name="Menlo" fo:letter-spacing="normal" fo:font-style="normal" fo:font-weight="normal"/>
    </style:style>
    <style:style style:name="T12" style:family="text">
      <style:text-properties fo:font-variant="normal" fo:text-transform="none" fo:color="#313131" style:font-name="Menlo" fo:font-size="9.75pt" fo:letter-spacing="normal" fo:font-style="normal" fo:font-weight="normal"/>
    </style:style>
    <style:style style:name="T13" style:family="text">
      <style:text-properties fo:font-variant="normal" fo:text-transform="none" fo:color="#313131" style:font-name="Menlo" fo:letter-spacing="normal" fo:font-style="normal" fo:font-weight="normal"/>
    </style:style>
    <style:style style:name="T14" style:family="text">
      <style:text-properties fo:font-variant="normal" fo:text-transform="none" fo:color="#313131" fo:letter-spacing="normal"/>
    </style:style>
    <style:style style:name="T15" style:family="text">
      <style:text-properties fo:font-variant="normal" fo:text-transform="none" fo:color="#666600" style:font-name="Menlo" fo:font-size="9.75pt" fo:letter-spacing="normal" fo:font-style="normal" fo:font-weight="normal"/>
    </style:style>
    <style:style style:name="T16" style:family="text">
      <style:text-properties fo:font-variant="normal" fo:text-transform="none" fo:color="#666600" style:font-name="Menlo" fo:letter-spacing="normal" fo:font-style="normal" fo:font-weight="normal"/>
    </style:style>
    <style:style style:name="T17" style:family="text">
      <style:text-properties fo:font-variant="normal" fo:text-transform="none" fo:color="#006666" style:font-name="Menlo" fo:font-size="9.75pt" fo:letter-spacing="normal" fo:font-style="normal" fo:font-weight="normal"/>
    </style:style>
    <style:style style:name="T18" style:family="text">
      <style:text-properties fo:font-variant="normal" fo:text-transform="none" fo:color="#006666" style:font-name="Menlo" fo:letter-spacing="normal" fo:font-style="normal" fo:font-weight="normal"/>
    </style:style>
    <style:style style:name="T19" style:family="text">
      <style:text-properties fo:color="#880000"/>
    </style:style>
    <style:style style:name="T20" style:family="text">
      <style:text-properties fo:color="#008800"/>
    </style:style>
    <style:style style:name="T21" style:family="text">
      <style:text-properties fo:color="#008800" style:font-name="Menlo" fo:font-size="9.75pt" fo:font-style="normal" fo:font-weight="normal"/>
    </style:style>
    <style:style style:name="T22" style:family="text">
      <style:text-properties fo:color="#008800" style:font-name="Menlo" fo:font-style="normal" fo:font-weight="normal"/>
    </style:style>
    <style:style style:name="T23" style:family="text">
      <style:text-properties fo:color="#000088"/>
    </style:style>
    <style:style style:name="T24" style:family="text">
      <style:text-properties fo:color="#000088" style:font-name="Menlo" fo:font-size="9.75pt" fo:font-style="normal" fo:font-weight="normal"/>
    </style:style>
    <style:style style:name="T25" style:family="text">
      <style:text-properties fo:color="#000088" style:font-name="Menlo" fo:font-style="normal" fo:font-weight="normal"/>
    </style:style>
    <style:style style:name="T26" style:family="text">
      <style:text-properties fo:color="#666600"/>
    </style:style>
    <style:style style:name="T27" style:family="text">
      <style:text-properties fo:color="#666600" style:font-name="Menlo" fo:font-size="9.75pt" fo:font-style="normal" fo:font-weight="normal"/>
    </style:style>
    <style:style style:name="T28" style:family="text">
      <style:text-properties fo:color="#666600" style:font-name="Menlo" fo:font-style="normal" fo:font-weight="normal"/>
    </style:style>
    <style:style style:name="T29" style:family="text">
      <style:text-properties fo:color="#006666" style:font-name="Menlo" fo:font-size="9.75pt" fo:font-style="normal" fo:font-weight="normal"/>
    </style:style>
    <style:style style:name="T30" style:family="text">
      <style:text-properties fo:color="#006666" style:font-name="Menlo" fo:font-style="normal" fo:font-weight="normal"/>
    </style:style>
    <style:style style:name="T31" style:family="text">
      <style:text-properties officeooo:rsid="00041c65"/>
    </style:style>
    <style:style style:name="T32" style:family="text">
      <style:text-properties fo:color="#000000" fo:font-size="11.25pt" fo:letter-spacing="normal" fo:font-weight="normal"/>
    </style:style>
    <style:style style:name="T33" style:family="text">
      <style:text-properties fo:color="#000000" fo:letter-spacing="normal" fo:font-weight="normal"/>
    </style:style>
    <style:style style:name="T34" style:family="text">
      <style:text-properties style:font-weight-asian="bold" style:font-weight-complex="bold"/>
    </style:style>
    <style:style style:name="T35" style:family="text">
      <style:text-properties fo:font-size="16pt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<text:span text:style-name="T5">Fibonacci Series Program In C</text:span></text:h>
      <text:p text:style-name="P2">Fibonacci Series generates subsequent number by adding two previous numbers. Fibonacci series starts from two numbers − F0 &amp; F1. The initial values of F0 &amp; F1 can be taken 0, 1 or 1, 1 respectively.</text:p>
      <text:p text:style-name="P2"/>
      <text:p text:style-name="P2"/>
      <text:p text:style-name="P2">Fibonacci series satisfies the following conditions −</text:p>
      <text:p text:style-name="P5">Fn = Fn-1 + Fn-2</text:p>
      <text:p text:style-name="P2">So a Fibonacci series can look like this −</text:p>
      <text:p text:style-name="P2">F8 = 0 1 1 2 3 5 8 13</text:p>
      <text:p text:style-name="P2">or, this −</text:p>
      <text:p text:style-name="P2">F8 = 1 1 2 3 5 8 13 21</text:p>
      <text:h text:style-name="P15" text:outline-level="2"/>
      <text:h text:style-name="P14" text:outline-level="2">Algorithm:</text:h>
      <text:p text:style-name="P3"/>
      <text:p text:style-name="P2">Algorithm of this program is very easy −</text:p>
      <text:p text:style-name="P2"/>
      <text:p text:style-name="P5">START</text:p>
      <text:p text:style-name="P8"><text:s text:c="3"/><text:span text:style-name="T2">Step 1 → Take integer variable A, B, C</text:span></text:p>
      <text:p text:style-name="P8"><text:s text:c="3"/><text:span text:style-name="T2">Step 2 → Set A = 0, B = 0</text:span></text:p>
      <text:p text:style-name="P8"><text:s text:c="3"/><text:span text:style-name="T2">Step 3 → DISPLAY A, B</text:span></text:p>
      <text:p text:style-name="P8"><text:s text:c="3"/><text:span text:style-name="T2">Step 4 → C = A + B</text:span></text:p>
      <text:p text:style-name="P8"><text:s text:c="3"/><text:span text:style-name="T2">Step 5 → DISPLAY C</text:span></text:p>
      <text:p text:style-name="P8"><text:s text:c="3"/><text:span text:style-name="T2">Step 6 → Set A = B, B = C</text:span></text:p>
      <text:p text:style-name="P8"><text:s text:c="3"/><text:span text:style-name="T2">Step 7 → REPEAT from 4 - 6, for n times</text:span></text:p>
      <text:p text:style-name="P7">STOP</text:p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2"><text:soft-page-break/><text:span text:style-name="T31">I</text:span>mplementation:</text:h>
      <text:p text:style-name="P4"><text:span text:style-name="T9"/></text:p>
      <text:p text:style-name="P4"><text:span text:style-name="T9">Implementation of this algorithm is given below</text:span><text:span text:style-name="T8"> </text:span></text:p>
      <text:p text:style-name="P6"><text:span text:style-name="T19">#include</text:span> <text:span text:style-name="T20">&lt;stdio.h&gt;</text:span></text:p>
      <text:p text:style-name="P11"><text:span text:style-name="T11">int</text:span><text:span text:style-name="T13"> main</text:span><text:span text:style-name="T16">()</text:span><text:span text:style-name="T13"> </text:span><text:span text:style-name="T16">{</text:span></text:p>
      <text:p text:style-name="P9"><text:s text:c="3"/><text:span text:style-name="T25">int</text:span><text:span text:style-name="T2"> a</text:span><text:span text:style-name="T28">,</text:span><text:span text:style-name="T2"> b</text:span><text:span text:style-name="T28">,</text:span><text:span text:style-name="T2"> c</text:span><text:span text:style-name="T28">,</text:span><text:span text:style-name="T2"> i</text:span><text:span text:style-name="T28">,</text:span><text:span text:style-name="T2"> n</text:span><text:span text:style-name="T28">;</text:span></text:p>
      <text:p text:style-name="P11"><text:span text:style-name="T14"><text:s text:c="3"/></text:span><text:span text:style-name="T13">n </text:span><text:span text:style-name="T16">=</text:span><text:span text:style-name="T13"> </text:span><text:span text:style-name="T18">4</text:span><text:span text:style-name="T16">;</text:span></text:p>
      <text:p text:style-name="P11"><text:span text:style-name="T14"><text:s text:c="3"/></text:span><text:span text:style-name="T13">a </text:span><text:span text:style-name="T16">=</text:span><text:span text:style-name="T13"> b </text:span><text:span text:style-name="T16">=</text:span><text:span text:style-name="T13"> </text:span><text:span text:style-name="T18">1</text:span><text:span text:style-name="T16">;</text:span></text:p>
      <text:p text:style-name="P9"><text:s text:c="3"/><text:span text:style-name="T2">printf</text:span><text:span text:style-name="T28">(</text:span><text:span text:style-name="T22">"%d %d "</text:span><text:span text:style-name="T28">,</text:span><text:span text:style-name="T2">a</text:span><text:span text:style-name="T28">,</text:span><text:span text:style-name="T2">b</text:span><text:span text:style-name="T28">);</text:span></text:p>
      <text:p text:style-name="P11"><text:span text:style-name="T14"><text:s text:c="3"/></text:span><text:span text:style-name="T11">for</text:span><text:span text:style-name="T16">(</text:span><text:span text:style-name="T13">i </text:span><text:span text:style-name="T16">=</text:span><text:span text:style-name="T13"> </text:span><text:span text:style-name="T18">1</text:span><text:span text:style-name="T16">;</text:span><text:span text:style-name="T13"> i </text:span><text:span text:style-name="T16">&lt;=</text:span><text:span text:style-name="T13"> n</text:span><text:span text:style-name="T16">-</text:span><text:span text:style-name="T18">2</text:span><text:span text:style-name="T16">;</text:span><text:span text:style-name="T13"> i</text:span><text:span text:style-name="T16">++)</text:span><text:span text:style-name="T13"> </text:span><text:span text:style-name="T16">{</text:span></text:p>
      <text:p text:style-name="P9"><text:s text:c="6"/><text:span text:style-name="T2">c </text:span><text:span text:style-name="T28">=</text:span><text:span text:style-name="T2"> a </text:span><text:span text:style-name="T28">+</text:span><text:span text:style-name="T2"> b</text:span><text:span text:style-name="T28">;</text:span></text:p>
      <text:p text:style-name="P9"><text:s text:c="6"/><text:span text:style-name="T2">printf</text:span><text:span text:style-name="T28">(</text:span><text:span text:style-name="T22">"%d "</text:span><text:span text:style-name="T28">,</text:span><text:span text:style-name="T2"> c</text:span><text:span text:style-name="T28">);</text:span></text:p>
      <text:p text:style-name="P9"><text:s text:c="6"/><text:span text:style-name="T2">a </text:span><text:span text:style-name="T28">=</text:span><text:span text:style-name="T2"> b</text:span><text:span text:style-name="T28">;</text:span></text:p>
      <text:p text:style-name="P9"><text:s text:c="6"/><text:span text:style-name="T2">b </text:span><text:span text:style-name="T28">=</text:span><text:span text:style-name="T2"> c</text:span><text:span text:style-name="T28">;</text:span></text:p>
      <text:p text:style-name="P9"><text:s text:c="3"/><text:span text:style-name="T28">}</text:span></text:p>
      <text:p text:style-name="P9"><text:s text:c="2"/><text:span text:style-name="T25">return</text:span><text:span text:style-name="T2"> </text:span><text:span text:style-name="T30">0</text:span><text:span text:style-name="T28">;</text:span></text:p>
      <text:p text:style-name="P10">}</text:p>
      <text:h text:style-name="P13" text:outline-level="2"><text:span text:style-name="T35"/></text:h>
      <text:h text:style-name="P13" text:outline-level="2"><text:span text:style-name="T35">Output</text:span><text:span text:style-name="T34">:</text:span></text:h>
      <text:h text:style-name="P16" text:outline-level="2"><text:span text:style-name="T33">Output of the program should be −</text:span></text:h>
      <text:p text:style-name="P5">1 1 2 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Arial, sans-serif"/>
    <style:font-face style:name="Verdana" svg:font-family="Verdana, Geneva, Tahom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9:53:45.888416804</meta:creation-date>
    <dc:date>2018-12-13T19:58:16.376903107</dc:date>
    <meta:editing-duration>PT4M32S</meta:editing-duration>
    <meta:editing-cycles>1</meta:editing-cycles>
    <meta:document-statistic meta:table-count="0" meta:image-count="0" meta:object-count="0" meta:page-count="2" meta:paragraph-count="38" meta:word-count="223" meta:character-count="971" meta:non-whitespace-character-count="720"/>
    <meta:generator>LibreOffice/6.0.6.2$Linux_X86_64 LibreOffice_project/00m0$Build-2</meta:generator>
  </office:meta>
</office:document-meta>
</file>